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ILTSTONE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HAL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ANDSTONE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ROCK-SALT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MUDSTONE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LIMESTONE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DOLOMITE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ONGLOMERAT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LAYSTON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HERT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HALK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GRANITE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GABBRO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IORIT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RHYOLITE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OBSIDIAN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DACITE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BASALT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ANDESITE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LAT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CHIST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QUARTZITE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HYLLIT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MARBL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GNEIS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MAGMA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ILT-LOAM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ILTY-CLAY-LOAM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ILT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ANDY-LOAM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ANDY-CLAY-LOAM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PEAT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LOAMY-SAND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LOAM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LCAREOUS-OOZE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ILICEOUS-OOZ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PELAGIC-CLAY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YELLOW-SAND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WHITE-SAND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RED-SAND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BLACK-SAND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AND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FIRE-CLAY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ILTY-CLAY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ANDY-CLAY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LAY-LOAM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LAY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ULFUR-DIOXID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RBON-DIOXIDE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POLLUTED-OXYGEN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OXYGEN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VACU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09:49:52.665446456</meta:creation-date>
    <dc:date>2023-03-29T10:07:06.875689388</dc:date>
    <meta:editing-duration>PT7M4S</meta:editing-duration>
    <meta:editing-cycles>1</meta:editing-cycles>
    <meta:document-statistic meta:table-count="1" meta:cell-count="104" meta:object-count="0"/>
    <meta:generator>LibreOffice/6.4.7.2$Linux_X86_64 LibreOffice_project/40$Build-2</meta:generator>
  </office:meta>
</office:document-meta>
</file>